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f833" officeooo:paragraph-rsid="001ef833"/>
    </style:style>
    <style:style style:name="P2" style:family="paragraph" style:parent-style-name="Standard">
      <style:text-properties officeooo:rsid="00205b69" officeooo:paragraph-rsid="00205b69"/>
    </style:style>
    <style:style style:name="P3" style:family="paragraph" style:parent-style-name="Standard" style:list-style-name="L1">
      <style:text-properties officeooo:rsid="001ef833" officeooo:paragraph-rsid="001ef833"/>
    </style:style>
    <style:style style:name="P4" style:family="paragraph" style:parent-style-name="Standard" style:list-style-name="L1">
      <style:text-properties officeooo:rsid="001ef833" officeooo:paragraph-rsid="00216bdb"/>
    </style:style>
    <style:style style:name="P5" style:family="paragraph" style:parent-style-name="Standard" style:list-style-name="L1">
      <style:text-properties officeooo:rsid="00205b69" officeooo:paragraph-rsid="00205b69"/>
    </style:style>
    <style:style style:name="P6" style:family="paragraph" style:parent-style-name="Standard" style:list-style-name="L1">
      <style:text-properties officeooo:rsid="0021a40b" officeooo:paragraph-rsid="0021a40b"/>
    </style:style>
    <style:style style:name="P7" style:family="paragraph" style:parent-style-name="Standard" style:list-style-name="L1">
      <style:text-properties fo:font-weight="bold" officeooo:rsid="0021a40b" officeooo:paragraph-rsid="0021a40b" style:font-weight-asian="bold" style:font-weight-complex="bold"/>
    </style:style>
    <style:style style:name="P8" style:family="paragraph" style:parent-style-name="Standard" style:list-style-name="L1">
      <style:text-properties officeooo:rsid="0023a223" officeooo:paragraph-rsid="0023a223"/>
    </style:style>
    <style:style style:name="P9" style:family="paragraph" style:parent-style-name="Standard" style:list-style-name="L1">
      <style:text-properties officeooo:rsid="00245dc8" officeooo:paragraph-rsid="00245dc8"/>
    </style:style>
    <style:style style:name="P10" style:family="paragraph" style:parent-style-name="Standard" style:list-style-name="L1">
      <style:text-properties officeooo:rsid="00262de4" officeooo:paragraph-rsid="00262de4"/>
    </style:style>
    <style:style style:name="P11" style:family="paragraph" style:parent-style-name="Standard" style:list-style-name="L2">
      <style:text-properties officeooo:rsid="00262de4" officeooo:paragraph-rsid="00262de4"/>
    </style:style>
    <style:style style:name="P12" style:family="paragraph" style:parent-style-name="Standard">
      <style:text-properties officeooo:rsid="00262de4" officeooo:paragraph-rsid="00262de4"/>
    </style:style>
    <style:style style:name="P13" style:family="paragraph" style:parent-style-name="Standard" style:list-style-name="L5">
      <style:text-properties officeooo:rsid="00262de4" officeooo:paragraph-rsid="00262de4"/>
    </style:style>
    <style:style style:name="P14" style:family="paragraph" style:parent-style-name="Standard" style:list-style-name="L2">
      <style:text-properties officeooo:rsid="00270179" officeooo:paragraph-rsid="00270179"/>
    </style:style>
    <style:style style:name="P15" style:family="paragraph" style:parent-style-name="Standard" style:list-style-name="L5">
      <style:text-properties officeooo:rsid="0027f418" officeooo:paragraph-rsid="0027f418"/>
    </style:style>
    <style:style style:name="T1" style:family="text">
      <style:text-properties officeooo:rsid="001f79f0"/>
    </style:style>
    <style:style style:name="T2" style:family="text">
      <style:text-properties officeooo:rsid="00216bdb"/>
    </style:style>
    <style:style style:name="T3" style:family="text">
      <style:text-properties fo:font-weight="bold" style:font-weight-asian="bold" style:font-weight-complex="bold"/>
    </style:style>
    <style:style style:name="T4" style:family="text">
      <style:text-properties fo:font-weight="bold" officeooo:rsid="00262de4"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239de" style:font-weight-asian="normal" style:font-weight-complex="normal"/>
    </style:style>
    <style:style style:name="T7" style:family="text">
      <style:text-properties fo:font-weight="normal" officeooo:rsid="0027f418" style:font-weight-asian="normal" style:font-weight-complex="normal"/>
    </style:style>
    <style:style style:name="T8" style:family="text">
      <style:text-properties officeooo:rsid="00245dc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ker notes:</text:p>
      <text:p text:style-name="P1"/>
      <text:p text:style-name="P1">Follow instruction #3 from the gitlab for autoware: <text:a xlink:type="simple" xlink:href="https://gitlab.com/autowarefoundation/autoware.ai/autoware/-/wikis/Generic-x86-Docker" text:style-name="Internet_20_link" text:visited-style-name="Visited_20_Internet_20_Link">link</text:a></text:p>
      <text:list xml:id="list2269687900" text:style-name="L1">
        <text:list-item>
          <text:p text:style-name="P3">git clone into home directory</text:p>
        </text:list-item>
        <text:list-item>
          <text:p text:style-name="P3">cd docker</text:p>
          <text:list>
            <text:list-item>
              <text:p text:style-name="P3">open the ‘dependencies’ file and add the novatel msg depencies</text:p>
              <text:list>
                <text:list-item>
                  <text:p text:style-name="P3">ros-$ROS_DISTRO-novatel-<text:span text:style-name="T1">gps-msgs</text:span></text:p>
                </text:list-item>
                <text:list-item>
                  <text:p text:style-name="P4">ros-$ROS_DISTRO-novatel-<text:span text:style-name="T2">oem7-msgs</text:span></text:p>
                </text:list-item>
              </text:list>
            </text:list-item>
          </text:list>
        </text:list-item>
        <text:list-item>
          <text:p text:style-name="P6">cd docker/generic</text:p>
          <text:list>
            <text:list-item>
              <text:p text:style-name="P7">open build.sh script</text:p>
              <text:list>
                <text:list-item>
                  <text:p text:style-name="P6">added’ –network=host \’ to the docker build command at the end under the ‘–rm \ line’</text:p>
                </text:list-item>
              </text:list>
            </text:list-item>
            <text:list-item>
              <text:p text:style-name="P7">open the run.sh script</text:p>
              <text:list>
                <text:list-item>
                  <text:p text:style-name="P6">where the ‘VOLUMES’ variable is set to add a few different volumes, need to add another line to mount the network files</text:p>
                </text:list-item>
                <text:list-item>
                  <text:p text:style-name="P6">added ‘--volume=/vtti/projects05:/home/autoware/data’ after the last –volume entry</text:p>
                </text:list-item>
                <text:list-item>
                  <text:p text:style-name="P6">takes in path on the left and mounts it to path on the right</text:p>
                </text:list-item>
                <text:list-item>
                  <text:p text:style-name="P6">you can customize this path, BUT the <text:span text:style-name="T3">launch file in ros needs to know what you called it!!</text:span></text:p>
                </text:list-item>
              </text:list>
            </text:list-item>
            <text:list-item>
              <text:p text:style-name="P6">continue to edit the <text:span text:style-name="T3">run.sh </text:span>script</text:p>
              <text:list>
                <text:list-item>
                  <text:p text:style-name="P6">under the ‘docker run \’ command</text:p>
                </text:list-item>
                <text:list-item>
                  <text:p text:style-name="P6">add ‘--net=host \’ if not already there after the ‘--env … \’ calls</text:p>
                </text:list-item>
                <text:list-item>
                  <text:p text:style-name="P6">add ‘--privileged \’ after ‘--net… \’ line</text:p>
                </text:list-item>
                <text:list-item>
                  <text:p text:style-name="P6">add ‘--user=12343 \’ after ‘--privileged \’ call</text:p>
                  <text:list>
                    <text:list-item>
                      <text:p text:style-name="P7">VERY IMPORTANT <text:span text:style-name="T5">this needs to be the users UID (i.e. the UID supplied by the VTTI network for each user, mine is gbeale) can be found by using ‘echo $UID’ in a terminal window</text:span></text:p>
                    </text:list-item>
                    <text:list-item>
                      <text:p text:style-name="P7"><text:span text:style-name="T5">this allows the docker container </text:span><text:span text:style-name="T6">to run with those user privileges, this is important when trying to read from the network, need the right permissions</text:span></text:p>
                    </text:list-item>
                  </text:list>
                </text:list-item>
              </text:list>
            </text:list-item>
            <text:list-item>
              <text:p text:style-name="P8">open the <text:span text:style-name="T3">entrypoint.sh </text:span><text:span text:style-name="T5">script</text:span></text:p>
              <text:list>
                <text:list-item>
                  <text:p text:style-name="P8"><text:span text:style-name="T5">comment out the ‘chroot --userspec=autoware:autoware --skip-chdir / "$@"’ if it’s there at the end</text:span></text:p>
                </text:list-item>
                <text:list-item>
                  <text:p text:style-name="P8"><text:span text:style-name="T5">add ‘export HOME=”/home/autoware/”’ at the end or leave it there if it’s already there</text:span></text:p>
                </text:list-item>
                <text:list-item>
                  <text:p text:style-name="P8"><text:span text:style-name="T5">add ‘exec “$@”’ after the ‘export...’ line at the end</text:span></text:p>
                </text:list-item>
              </text:list>
            </text:list-item>
            <text:list-item>
              <text:p text:style-name="P8"><text:span text:style-name="T5">continue editing the </text:span><text:span text:style-name="T3">entrypoint.sh</text:span><text:span text:style-name="T5"> script</text:span></text:p>
              <text:list>
                <text:list-item>
                  <text:p text:style-name="P8"><text:span text:style-name="T5">after the ‘cd /home/autoware/’ line, this is where we can run our script commands to launch our ros nodes</text:span></text:p>
                </text:list-item>
                <text:list-item>
                  <text:p text:style-name="P8"><text:span text:style-name="T5">this will changes as the code changes, but as of right now:</text:span></text:p>
                  <text:list>
                    <text:list-item>
                      <text:p text:style-name="P8"><text:span text:style-name="T5">‘source install/setup.bash’ sources autoware</text:span></text:p>
                    </text:list-item>
                    <text:list-item>
                      <text:p text:style-name="P8"><text:span text:style-name="T5">‘cd Autoware/src/processingCode/’ moves us into my custom autwoare packages with launch files</text:span></text:p>
                    </text:list-item>
                    <text:list-item>
                      <text:p text:style-name="P8"><text:span text:style-name="T5">‘roslaunch dockerNoEuclid.launch’ launches the ros nodes in autoware that starts the pipeline, replace with the correct launch file</text:span></text:p>
                    </text:list-item>
                  </text:list>
                </text:list-item>
                <text:list-item>
                  <text:p text:style-name="P8"><text:span text:style-name="T5">this will change as we get the script to loop through all bag files</text:span></text:p>
                </text:list-item>
              </text:list>
            </text:list-item>
            <text:list-item>
              <text:p text:style-name="P5">open the <text:span text:style-name="T3">Dockerfile</text:span> in docker/generic</text:p>
              <text:list>
                <text:list-item>
                  <text:p text:style-name="P8">this is where <text:span text:style-name="T8">we will put our code we’ve developed to add on to autoware</text:span></text:p>
                </text:list-item>
                <text:list-item>
                  <text:p text:style-name="P9">this will change as repos change, so make sure were pulling from the right github repository</text:p>
                </text:list-item>
                <text:list-item>
                  <text:p text:style-name="P9"><text:span text:style-name="T3">IMPORTANT</text:span> any changes here in where we download need to be reflected in the entrypoint.sh script and where to launch the files etc…</text:p>
                </text:list-item>
                <text:list-item>
                  <text:p text:style-name="P9">as of right now here are the changes:</text:p>
                  <text:list>
                    <text:list-item>
                      <text:p text:style-name="P9"><text:soft-page-break/>after ‘vs import …. \’ add ‘cd src; \’ to put us in the src folder of the downloaded autoware code</text:p>
                    </text:list-item>
                    <text:list-item>
                      <text:p text:style-name="P9">add ‘git clone https://github.com/bealeg/processingCode.git; \’ to download the processing code I developed for autoware and the pipeline</text:p>
                      <text:list>
                        <text:list-item>
                          <text:p text:style-name="P9">repo url may change as necessary</text:p>
                        </text:list-item>
                      </text:list>
                    </text:list-item>
                    <text:list-item>
                      <text:p text:style-name="P9">after ‘colcon build..’ need to add ‘chmod 777 /home/autoware -R; \’</text:p>
                      <text:list>
                        <text:list-item>
                          <text:p text:style-name="P9">this makes sure everyone can read and write to the docker container home folder </text:p>
                        </text:list-item>
                        <text:list-item>
                          <text:p text:style-name="P9">this often can take <text:span text:style-name="T3">at least an hour to run</text:span><text:span text:style-name="T5"> but is essential to get everything talking correctly to eachother</text:span></text:p>
                        </text:list-item>
                      </text:list>
                    </text:list-item>
                    <text:list-item>
                      <text:p text:style-name="P9"><text:span text:style-name="T5">after ‘chmod ...’ add a ‘source /opt/ros/$ROS_DISTRO/setup.bash;’ again</text:span></text:p>
                    </text:list-item>
                  </text:list>
                </text:list-item>
              </text:list>
            </text:list-item>
          </text:list>
        </text:list-item>
        <text:list-item>
          <text:p text:style-name="P10"><text:span text:style-name="T5">This should be all changes that you need to make to the docker build and run code</text:span></text:p>
        </text:list-item>
        <text:list-item>
          <text:p text:style-name="P10"><text:span text:style-name="T5">we should be ready to build the images now</text:span></text:p>
        </text:list-item>
      </text:list>
      <text:p text:style-name="P1"/>
      <text:p text:style-name="P1">Run <text:span text:style-name="T3">‘./build.sh -c off -</text:span><text:span text:style-name="T4">i excuseme -t 1.0’</text:span></text:p>
      <text:list xml:id="list2106878847" text:style-name="L2">
        <text:list-item>
          <text:p text:style-name="P11">the build script will automatically pick up that we want ros melodic, though you can specify. This project uses melodic</text:p>
        </text:list-item>
        <text:list-item>
          <text:p text:style-name="P11">‘-c off’ indicates that we don’t want to build using CUDA</text:p>
        </text:list-item>
        <text:list-item>
          <text:p text:style-name="P11">‘-i excuseme’ sets the docker image name to ‘excuseme’, need to carry this over to the run script. You can change this however you want.</text:p>
        </text:list-item>
        <text:list-item>
          <text:p text:style-name="P11">‘-t 1.0’ sets the tag prefix for the image, carry this over to the run script, can change this as necessary</text:p>
        </text:list-item>
        <text:list-item>
          <text:p text:style-name="P11">‘-v xxx’ can set the version though the default is ‘master’, this means by default the ‘master’ branch of autoware will be downloaded and installed. This is fine for this project.</text:p>
        </text:list-item>
        <text:list-item>
          <text:p text:style-name="P11">This will build the entire image based on what is needed. The base ros melodic image is built first (as specified in the dokcerfile.base file). This usually takes around 15 to complete build</text:p>
        </text:list-item>
        <text:list-item>
          <text:p text:style-name="P11">Then the autoware image gets built on top of that. Downloading the code into the image is quick, the building of that code will usually take around 19 minutes.</text:p>
        </text:list-item>
        <text:list-item>
          <text:p text:style-name="P14">After that the chmod command will be executed. Unfortunately this takes about an hour to execute.</text:p>
        </text:list-item>
      </text:list>
      <text:p text:style-name="P2"/>
      <text:p text:style-name="P12">Run <text:span text:style-name="T3">‘./run.sh -c off -i excuseme -t 1.0 -s’</text:span></text:p>
      <text:list xml:id="list2912445255" text:style-name="L5">
        <text:list-item>
          <text:p text:style-name="P13"><text:span text:style-name="T5">this run script will spin up the entrypoint.sh script with the right docker run attributes we provide</text:span></text:p>
        </text:list-item>
        <text:list-item>
          <text:p text:style-name="P13"><text:span text:style-name="T5">‘-</text:span><text:span text:style-name="T7">c off’ indicates we don’t want to run with CUDA</text:span></text:p>
        </text:list-item>
        <text:list-item>
          <text:p text:style-name="P13"><text:span text:style-name="T7">‘-i excuseme’ indicates that name of the image (from the build script)</text:span></text:p>
        </text:list-item>
        <text:list-item>
          <text:p text:style-name="P13"><text:span text:style-name="T7">‘-t 1.0’ indicates the tag prefix of the image (from the build script)</text:span></text:p>
        </text:list-item>
        <text:list-item>
          <text:p text:style-name="P13"><text:span text:style-name="T7">‘-s’ indicates we don’t want to do the uid modification. The uid modification is supposed to have the docker run with the same uid as the user, but I could not get this to work and have to use the chmod command as a workaround.</text:span></text:p>
        </text:list-item>
        <text:list-item>
          <text:p text:style-name="P15"><text:span text:style-name="T7">T</text:span><text:span text:style-name="T5">he run script will run whatever commands are in the entrypoint.sh scrip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6T16:55:02.783613480</meta:creation-date>
    <dc:date>2021-09-23T10:46:47.903181477</dc:date>
    <meta:editing-duration>PT18H18M52S</meta:editing-duration>
    <meta:editing-cycles>5</meta:editing-cycles>
    <meta:generator>LibreOffice/6.0.7.3$Linux_X86_64 LibreOffice_project/00m0$Build-3</meta:generator>
    <meta:document-statistic meta:table-count="0" meta:image-count="0" meta:object-count="0" meta:page-count="2" meta:paragraph-count="63" meta:word-count="911" meta:character-count="4946" meta:non-whitespace-character-count="4166"/>
  </office:meta>
</office:document-meta>
</file>